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2">
      <style:text-properties officeooo:rsid="0007982d" officeooo:paragraph-rsid="0007982d"/>
    </style:style>
    <style:style style:name="P2" style:family="paragraph" style:parent-style-name="Text_20_body">
      <style:paragraph-properties fo:text-align="center" style:justify-single-word="false"/>
      <style:text-properties officeooo:rsid="0004868c" officeooo:paragraph-rsid="0004868c"/>
    </style:style>
    <style:style style:name="P3" style:family="paragraph" style:parent-style-name="Text_20_body">
      <style:text-properties officeooo:paragraph-rsid="0007982d"/>
    </style:style>
    <style:style style:name="P4" style:family="paragraph" style:parent-style-name="Text_20_body">
      <style:text-properties officeooo:rsid="0008ac63" officeooo:paragraph-rsid="0008ac63"/>
    </style:style>
    <style:style style:name="P5" style:family="paragraph" style:parent-style-name="Text_20_body">
      <style:text-properties officeooo:paragraph-rsid="0008ac63"/>
    </style:style>
    <style:style style:name="P6" style:family="paragraph" style:parent-style-name="Text_20_body">
      <style:paragraph-properties fo:text-align="start" style:justify-single-word="false"/>
      <style:text-properties officeooo:rsid="0009fa24" officeooo:paragraph-rsid="0009fa24"/>
    </style:style>
    <style:style style:name="P7" style:family="paragraph" style:parent-style-name="Title">
      <style:text-properties officeooo:rsid="0004868c" officeooo:paragraph-rsid="0004868c"/>
    </style:style>
    <style:style style:name="P8" style:family="paragraph" style:parent-style-name="Subtitle">
      <style:paragraph-properties fo:text-align="center" style:justify-single-word="false"/>
      <style:text-properties officeooo:rsid="0004868c" officeooo:paragraph-rsid="0004868c"/>
    </style:style>
    <style:style style:name="P9" style:family="paragraph" style:parent-style-name="Header">
      <style:text-properties officeooo:rsid="0006c140" officeooo:paragraph-rsid="0006c140"/>
    </style:style>
    <style:style style:name="T1" style:family="text">
      <style:text-properties officeooo:rsid="000b3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utational methods - Lab</text:p>
      <text:p text:style-name="P8">28/09/2017</text:p>
      <text:p text:style-name="P2"/>
      <text:p text:style-name="P6">This report is about computing a wave behavior in space and time. I will be using Taylor's expression and the linear advection equation of a wave to compute steps based on their previous.</text:p>
      <text:h text:style-name="P1" text:outline-level="2">Upwind scheme</text:h>
      <text:p text:style-name="P3"/>
      <text:h text:style-name="Heading_20_3" text:outline-level="3">Observation: </text:h>
      <text:p text:style-name="P4">The smaller Dt → the smaller the error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c140" officeooo:paragraph-rsid="0006c1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oann Mas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274502 </meta:initial-creator>
    <meta:creation-date>2017-09-28T09:32:28.210265381</meta:creation-date>
    <dc:date>2017-09-28T12:58:06.501854031</dc:date>
    <dc:creator>s274502 </dc:creator>
    <meta:editing-duration>PT2H40M3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1" meta:paragraph-count="7" meta:word-count="51" meta:character-count="300" meta:non-whitespace-character-count="255"/>
  </office:meta>
</office:document-meta>
</file>